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bottom" draw:auto-grow-height="false" fo:min-height="0cm" fo:min-width="0cm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svg:stroke-width="0.1cm" svg:stroke-color="#ff66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draw:textarea-vertical-align="bottom" fo:min-height="0.691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779cm"/>
    </style:style>
    <style:style style:name="gr10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vertical-align="top" fo:min-height="0.779cm"/>
    </style:style>
    <style:style style:name="gr12" style:family="graphic" style:parent-style-name="standard">
      <style:graphic-properties draw:stroke="none" draw:fill="none" draw:textarea-vertical-align="bottom" fo:min-height="0.75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width="0.1cm" svg:stroke-color="#99ff66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3333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0.779cm"/>
    </style:style>
    <style:style style:name="gr17" style:family="graphic" style:parent-style-name="standard">
      <style:graphic-properties draw:stroke="none" draw:fill="none" fo:min-height="0.6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cm" svg:x="4cm" svg:y="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cm" svg:height="2cm" svg:x="8cm" svg:y="7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cm" svg:y1="5cm" svg:x2="8cm" svg:y2="8cm" draw:start-shape="id1" draw:start-glue-point="2" draw:end-shape="id2" draw:end-glue-point="3" svg:d="M5000 5000v3000h3000">
          <text:p/>
        </draw:connector>
        <draw:connector draw:style-name="gr4" draw:text-style-name="P1" draw:layer="layout" svg:x1="9cm" svg:y1="9cm" svg:x2="12cm" svg:y2="12cm" draw:start-shape="id2" draw:start-glue-point="2" draw:end-shape="id3" draw:end-glue-point="3" svg:d="M9000 9000v3000h3000">
          <text:p/>
        </draw:connector>
        <draw:custom-shape draw:style-name="gr2" draw:text-style-name="P1" xml:id="id3" draw:id="id3" draw:layer="layout" svg:width="2cm" svg:height="2cm" svg:x="12cm" svg:y="11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cm" svg:y1="11cm" svg:x2="10cm" svg:y2="8cm" draw:start-shape="id3" draw:start-glue-point="0" draw:end-shape="id2" draw:end-glue-point="1" svg:d="M13000 11000v-3000h-3000">
          <text:p/>
        </draw:connector>
        <draw:frame draw:style-name="gr5" draw:text-style-name="P1" draw:layer="layout" svg:width="1.958cm" svg:height="1cm" svg:x="8.042cm" svg:y="9cm">
          <draw:text-box>
            <text:p text:style-name="P1"><text:span text:style-name="T1">onClick</text:span></text:p>
          </draw:text-box>
        </draw:frame>
        <draw:frame draw:style-name="gr6" draw:text-style-name="P1" draw:layer="layout" svg:width="1.958cm" svg:height="0.941cm" svg:x="12cm" svg:y="10.059cm">
          <draw:text-box>
            <text:p text:style-name="P1"><text:span text:style-name="T1">onClick</text:span></text:p>
          </draw:text-box>
        </draw:frame>
        <draw:custom-shape draw:style-name="gr7" draw:text-style-name="P1" draw:layer="layout" svg:width="0.5cm" svg:height="0.5cm" svg:x="8.5cm" svg:y="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9cm" svg:y="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0.5cm" svg:x="13cm" svg:y="11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2.5cm" svg:y="11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2cm" svg:height="1.029cm" svg:x="4cm" svg:y="4.971cm">
          <draw:text-box>
            <text:p text:style-name="P1"><text:span text:style-name="T1">onLoad</text:span></text:p>
          </draw:text-box>
        </draw:frame>
      </draw:page>
      <draw:page draw:name="page2" draw:style-name="dp1" draw:master-page-name="Default">
        <draw:custom-shape draw:style-name="gr2" draw:text-style-name="P1" xml:id="id4" draw:id="id4" draw:layer="layout" svg:width="2cm" svg:height="2cm" svg:x="2cm" svg:y="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cm" svg:height="2cm" svg:x="10cm" svg:y="14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cm" svg:y1="8cm" svg:x2="6cm" svg:y2="11cm" draw:start-shape="id4" draw:start-glue-point="2" draw:end-shape="id5" draw:end-glue-point="3" svg:d="M3000 8000v3000h3000">
          <text:p/>
        </draw:connector>
        <draw:connector draw:style-name="gr4" draw:text-style-name="P1" draw:layer="layout" svg:x1="11cm" svg:y1="16cm" svg:x2="14cm" svg:y2="19cm" draw:start-shape="id6" draw:start-glue-point="2" draw:end-shape="id7" draw:end-glue-point="3" svg:d="M11000 16000v3000h3000">
          <text:p/>
        </draw:connector>
        <draw:custom-shape draw:style-name="gr2" draw:text-style-name="P1" xml:id="id7" draw:id="id7" draw:layer="layout" svg:width="2cm" svg:height="2cm" svg:x="14cm" svg:y="18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cm" svg:y1="18cm" svg:x2="12cm" svg:y2="15cm" draw:start-shape="id7" draw:start-glue-point="0" draw:end-shape="id6" draw:end-glue-point="1" svg:d="M15000 18000v-3000h-3000">
          <text:p/>
        </draw:connector>
        <draw:frame draw:style-name="gr11" draw:text-style-name="P1" draw:layer="layout" svg:width="3cm" svg:height="1.029cm" svg:x="9.6cm" svg:y="16cm">
          <draw:text-box>
            <text:p text:style-name="P1"><text:span text:style-name="T1">onTimeOut</text:span></text:p>
          </draw:text-box>
        </draw:frame>
        <draw:frame draw:style-name="gr12" draw:text-style-name="P1" draw:layer="layout" svg:width="3cm" svg:height="1cm" svg:x="13.548cm" svg:y="16.975cm">
          <draw:text-box>
            <text:p text:style-name="P1"><text:span text:style-name="T1">onTimeOut</text:span></text:p>
          </draw:text-box>
        </draw:frame>
        <draw:custom-shape draw:style-name="gr7" draw:text-style-name="P1" draw:layer="layout" svg:width="0.5cm" svg:height="0.5cm" svg:x="10.5cm" svg:y="14.04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1cm" svg:y="14.04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0.5cm" svg:x="15cm" svg:y="1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4.5cm" svg:y="1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2cm" svg:height="2cm" svg:x="6cm" svg:y="10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0.5cm" svg:x="6.5cm" svg:y="10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5cm" svg:height="0.5cm" svg:x="7cm" svg:y="10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7cm" svg:y1="12cm" svg:x2="10cm" svg:y2="15cm" draw:start-shape="id5" draw:start-glue-point="2" draw:end-shape="id6" draw:end-glue-point="3" svg:d="M7000 12000v3000h3000">
          <text:p/>
        </draw:connector>
        <draw:connector draw:style-name="gr15" draw:text-style-name="P1" draw:layer="layout" svg:x1="16cm" svg:y1="19cm" svg:x2="8cm" svg:y2="11cm" draw:start-shape="id7" draw:start-glue-point="1" draw:end-shape="id5" draw:end-glue-point="1" svg:d="M16000 19000h501v-8000h-8501">
          <text:p/>
        </draw:connector>
        <draw:frame draw:style-name="gr16" draw:text-style-name="P1" draw:layer="layout" svg:width="3cm" svg:height="1.029cm" svg:x="16cm" svg:y="18.471cm">
          <draw:text-box>
            <text:p text:style-name="P1"><text:span text:style-name="T1">onClick</text:span></text:p>
            <text:p text:style-name="P1"><text:span text:style-name="T1">Stop</text:span></text:p>
          </draw:text-box>
        </draw:frame>
        <draw:connector draw:style-name="gr15" draw:text-style-name="P1" draw:layer="layout" svg:x1="11cm" svg:y1="14cm" svg:x2="8cm" svg:y2="11cm" draw:start-shape="id6" draw:start-glue-point="0" draw:end-shape="id5" draw:end-glue-point="1" svg:d="M11000 14000v-3000h-3000">
          <text:p/>
        </draw:connector>
        <draw:frame draw:style-name="gr16" draw:text-style-name="P1" draw:layer="layout" svg:width="3cm" svg:height="1.029cm" svg:x="9.5cm" svg:y="12.9cm">
          <draw:text-box>
            <text:p text:style-name="P1"><text:span text:style-name="T1">onClick</text:span></text:p>
            <text:p text:style-name="P1"><text:span text:style-name="T1">Stop</text:span></text:p>
          </draw:text-box>
        </draw:frame>
        <draw:frame draw:style-name="gr17" draw:text-style-name="P1" draw:layer="layout" svg:width="3cm" svg:height="0.929cm" svg:x="1.5cm" svg:y="8cm">
          <draw:text-box>
            <text:p text:style-name="P1"><text:span text:style-name="T1">onLoad</text:span></text:p>
          </draw:text-box>
        </draw:frame>
        <draw:frame draw:style-name="gr16" draw:text-style-name="P1" draw:layer="layout" svg:width="3cm" svg:height="1.029cm" svg:x="5.5cm" svg:y="12cm">
          <draw:text-box>
            <text:p text:style-name="P1"><text:span text:style-name="T1">onClick</text:span></text:p>
            <text:p text:style-name="P1"><text:span text:style-name="T1">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50M24S</meta:editing-duration>
    <meta:editing-cycles>10</meta:editing-cycles>
    <meta:generator>OpenOffice/4.1.3$Win32 OpenOffice.org_project/413m1$Build-9783</meta:generator>
    <dc:date>2018-01-24T00:24:57.11</dc:date>
    <dc:creator>István Závorszky</dc:creator>
    <meta:document-statistic meta:object-count="35"/>
  </office:meta>
</office:document-meta>
</file>